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image/png" manifest:full-path="Object 1/Pictures/100000000000005E0000005E9146F0E7.png"/>
  <manifest:file-entry manifest:media-type="image/png" manifest:full-path="Object 1/Pictures/100000000000005E0000005EABCB7412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36 days ago BRK" svg:font-family="'36 days ago BRK'"/>
    <style:font-face style:name="Times New Roman" svg:font-family="'Times New Roman'" style:font-family-generic="roman"/>
    <style:font-face style:name="Agency FB" svg:font-family="'Agency FB'" style:font-family-generic="swiss"/>
    <style:font-face style:name="Arial1" svg:font-family="Arial" style:font-family-generic="swiss"/>
    <style:font-face style:name="MS Sans Serif" svg:font-family="'MS Sans Serif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4cm"/>
    </style:style>
    <style:style style:name="co2" style:family="table-column">
      <style:table-column-properties fo:break-before="auto" style:column-width="4.838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1.93cm"/>
    </style:style>
    <style:style style:name="co5" style:family="table-column">
      <style:table-column-properties fo:break-before="auto" style:column-width="1.901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217cm" fo:break-before="auto" style:use-optimal-row-height="false"/>
    </style:style>
    <style:style style:name="ta1" style:family="table" style:master-page-name="PageStyle_5f_rooms">
      <style:table-properties table:display="true" style:writing-mode="lr-tb"/>
    </style:style>
    <style:style style:name="ce1" style:family="table-cell" style:parent-style-name="Normal_5f_sales" style:data-style-name="N116">
      <style:table-cell-properties style:glyph-orientation-vertical="0" fo:background-color="#ffffc0" style:diagonal-bl-tr="none" style:diagonal-tl-br="none" style:text-align-source="fix" style:repeat-content="false" fo:wrap-option="no-wrap" fo:border="0.141cm solid #ff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996633" style:text-outline="false" style:text-line-through-style="none" style:font-name="Agency FB" fo:font-size="36pt" fo:font-style="italic" fo:text-shadow="none" style:text-underline-style="none" fo:font-weight="bold" style:font-size-asian="36pt" style:font-style-asian="italic" style:font-weight-asian="bold" style:font-name-complex="Agency FB" style:font-size-complex="36pt" style:font-style-complex="italic" style:font-weight-complex="bold"/>
    </style:style>
    <style:style style:name="ce2" style:family="table-cell" style:parent-style-name="Normal_5f_sales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Normal_5f_sales">
      <style:table-cell-properties style:glyph-orientation-vertical="0" fo:background-color="#a0e0e0" style:diagonal-bl-tr="none" style:diagonal-tl-br="none" style:text-align-source="fix" style:repeat-content="false" fo:wrap-option="no-wrap" fo:border="0.105cm double #0080c0" style:border-line-width="0.035cm 0.035cm 0.035cm" style:direction="ltr" style:rotation-angle="90" style:rotation-align="bottom" style:shrink-to-fit="true" style:vertical-align="middle"/>
      <style:paragraph-properties fo:text-align="center" fo:margin-left="0cm" style:writing-mode="page"/>
      <style:text-properties fo:color="#666699" style:text-outline="false" style:text-line-through-style="none" style:font-name="36 days ago BRK" fo:font-size="12pt" fo:font-style="normal" fo:text-shadow="none" style:text-underline-style="none" fo:font-weight="bold" style:font-size-asian="12pt" style:font-style-asian="normal" style:font-weight-asian="bold" style:font-name-complex="36 days ago BRK" style:font-size-complex="12pt" style:font-style-complex="normal" style:font-weight-complex="bold"/>
    </style:style>
    <style:style style:name="ce4" style:family="table-cell" style:parent-style-name="Normal_5f_sales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&gt;600" style:apply-style-name="Excel_5f_CondFormat_5f_1_5f_1_5f_1" style:base-cell-address="rooms.B5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oom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44" table:default-cell-style-name="ce2"/>
        <table:table-row table:style-name="ro1">
          <table:table-cell table:style-name="ce1" office:value-type="string" table:number-columns-spanned="11" table:number-rows-spanned="1">
            <text:p>Income from function rooms</text:p>
          </table:table-cell>
          <table:covered-table-cell table:number-columns-repeated="10" table:style-name="ce1"/>
          <table:table-cell/>
          <table:table-cell>
            <draw:frame table:end-cell-address="rooms.X20" table:end-x="0.967cm" table:end-y="0.432cm" draw:z-index="0" draw:name="Chart 2" draw:style-name="gr1" draw:text-style-name="P1" svg:width="16.915cm" svg:height="12.195cm" svg:x="1.217cm" svg:y="0.109cm">
              <draw:object draw:notify-on-update-of-ranges="rooms.A6:rooms.A6 rooms.A7:rooms.A7 rooms.A8:rooms.A8 rooms.A5:rooms.A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43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/>
          <table:table-cell table:style-name="ce3" office:value-type="string">
            <text:p>Jan</text:p>
          </table:table-cell>
          <table:table-cell table:style-name="ce3" office:value-type="string">
            <text:p>Feb</text:p>
          </table:table-cell>
          <table:table-cell table:style-name="ce3" office:value-type="string">
            <text:p>Mar</text:p>
          </table:table-cell>
          <table:table-cell table:style-name="ce3" office:value-type="string">
            <text:p>Apr</text:p>
          </table:table-cell>
          <table:table-cell table:style-name="ce3" office:value-type="string">
            <text:p>May</text:p>
          </table:table-cell>
          <table:table-cell table:style-name="ce3" office:value-type="string">
            <text:p>Jun</text:p>
          </table:table-cell>
          <table:table-cell table:style-name="ce3" office:value-type="string">
            <text:p>Jul</text:p>
          </table:table-cell>
          <table:table-cell table:style-name="ce3" office:value-type="string">
            <text:p>Aug</text:p>
          </table:table-cell>
          <table:table-cell table:style-name="ce3" office:value-type="string">
            <text:p>Sep</text:p>
          </table:table-cell>
          <table:table-cell office:value-type="string">
            <text:p>Total</text:p>
          </table:table-cell>
          <table:table-cell table:number-columns-repeated="245"/>
        </table:table-row>
        <table:table-row table:style-name="ro2">
          <table:table-cell office:value-type="string">
            <text:p>Brunel Room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4" office:value-type="float" office:value="1100">
            <text:p>1100</text:p>
          </table:table-cell>
          <table:table-cell table:number-columns-repeated="2" table:style-name="ce4" office:value-type="float" office:value="1200">
            <text:p>1200</text:p>
          </table:table-cell>
          <table:table-cell table:number-columns-repeated="3" table:style-name="ce4" office:value-type="float" office:value="1300">
            <text:p>1300</text:p>
          </table:table-cell>
          <table:table-cell table:style-name="ce4" office:value-type="float" office:value="1400">
            <text:p>1400</text:p>
          </table:table-cell>
          <table:table-cell table:formula="of:=SUM([.B5:.J5])" office:value-type="float" office:value="10100">
            <text:p>10100</text:p>
          </table:table-cell>
          <table:table-cell table:number-columns-repeated="245"/>
        </table:table-row>
        <table:table-row table:style-name="ro2">
          <table:table-cell office:value-type="string">
            <text:p>Colston Suite</text:p>
          </table:table-cell>
          <table:table-cell table:number-columns-repeated="3" table:style-name="ce4" office:value-type="float" office:value="1500">
            <text:p>1500</text:p>
          </table:table-cell>
          <table:table-cell table:number-columns-repeated="5" table:style-name="ce4" office:value-type="float" office:value="1600">
            <text:p>1600</text:p>
          </table:table-cell>
          <table:table-cell table:style-name="ce4" office:value-type="float" office:value="1300">
            <text:p>1300</text:p>
          </table:table-cell>
          <table:table-cell table:formula="of:=SUM([.B6:.J6])" office:value-type="float" office:value="13800">
            <text:p>13800</text:p>
          </table:table-cell>
          <table:table-cell table:number-columns-repeated="245"/>
        </table:table-row>
        <table:table-row table:style-name="ro2">
          <table:table-cell office:value-type="string">
            <text:p>Fry Room</text:p>
          </table:table-cell>
          <table:table-cell table:number-columns-repeated="2" table:style-name="ce4" office:value-type="float" office:value="500">
            <text:p>500</text:p>
          </table:table-cell>
          <table:table-cell table:style-name="ce4" office:value-type="float" office:value="600">
            <text:p>600</text:p>
          </table:table-cell>
          <table:table-cell table:number-columns-repeated="2" table:style-name="ce4" office:value-type="float" office:value="650">
            <text:p>650</text:p>
          </table:table-cell>
          <table:table-cell table:number-columns-repeated="3" table:style-name="ce4" office:value-type="float" office:value="700">
            <text:p>700</text:p>
          </table:table-cell>
          <table:table-cell table:style-name="ce4" office:value-type="float" office:value="750">
            <text:p>750</text:p>
          </table:table-cell>
          <table:table-cell table:formula="of:=SUM([.B7:.J7])" office:value-type="float" office:value="5750">
            <text:p>5750</text:p>
          </table:table-cell>
          <table:table-cell table:number-columns-repeated="245"/>
        </table:table-row>
        <table:table-row table:style-name="ro2">
          <table:table-cell office:value-type="string">
            <text:p>Canynge Bar</text:p>
          </table:table-cell>
          <table:table-cell table:number-columns-repeated="2" table:style-name="ce4" office:value-type="float" office:value="900">
            <text:p>900</text:p>
          </table:table-cell>
          <table:table-cell table:number-columns-repeated="6" table:style-name="ce4" office:value-type="float" office:value="1000">
            <text:p>1000</text:p>
          </table:table-cell>
          <table:table-cell table:style-name="ce4" office:value-type="float" office:value="900">
            <text:p>900</text:p>
          </table:table-cell>
          <table:table-cell table:formula="of:=SUM([.B8:.J8])" office:value-type="float" office:value="8700">
            <text:p>8700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TOTAL</text:p>
          </table:table-cell>
          <table:table-cell table:formula="of:=SUM([.B5:.B8])" office:value-type="float" office:value="3100">
            <text:p>3100</text:p>
          </table:table-cell>
          <table:table-cell table:formula="of:=SUM([.C5:.C8])" office:value-type="float" office:value="4000">
            <text:p>4000</text:p>
          </table:table-cell>
          <table:table-cell table:formula="of:=SUM([.D5:.D8])" office:value-type="float" office:value="4200">
            <text:p>4200</text:p>
          </table:table-cell>
          <table:table-cell table:formula="of:=SUM([.E5:.E8])" office:value-type="float" office:value="4450">
            <text:p>4450</text:p>
          </table:table-cell>
          <table:table-cell table:formula="of:=SUM([.F5:.F8])" office:value-type="float" office:value="4450">
            <text:p>4450</text:p>
          </table:table-cell>
          <table:table-cell table:formula="of:=SUM([.G5:.G8])" office:value-type="float" office:value="4600">
            <text:p>4600</text:p>
          </table:table-cell>
          <table:table-cell table:formula="of:=SUM([.H5:.H8])" office:value-type="float" office:value="4600">
            <text:p>4600</text:p>
          </table:table-cell>
          <table:table-cell table:formula="of:=SUM([.I5:.I8])" office:value-type="float" office:value="4600">
            <text:p>4600</text:p>
          </table:table-cell>
          <table:table-cell table:formula="of:=SUM([.J5:.J8])" office:value-type="float" office:value="4350">
            <text:p>4350</text:p>
          </table:table-cell>
          <table:table-cell table:formula="of:=SUM([.B10:.J10])" office:value-type="float" office:value="38350">
            <text:p>38350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EXPENSES</text:p>
          </table:table-cell>
          <table:table-cell table:number-columns-repeated="5" office:value-type="float" office:value="500">
            <text:p>500</text:p>
          </table:table-cell>
          <table:table-cell table:number-columns-repeated="4" office:value-type="float" office:value="550">
            <text:p>550</text:p>
          </table:table-cell>
          <table:table-cell table:formula="of:=SUM([.B12:.J12])" office:value-type="float" office:value="4700">
            <text:p>4700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FIT</text:p>
          </table:table-cell>
          <table:table-cell table:formula="of:=[.B10]-[.B12]" office:value-type="float" office:value="2600">
            <office:annotation draw:style-name="gr2" draw:text-style-name="P2" svg:width="3.574cm" svg:height="1.985cm" svg:x="6.715cm" svg:y="6.431cm" draw:caption-point-x="2.692cm" draw:caption-point-y="2.236cm">
              <dc:date>2018-03-05T00:00:00</dc:date>
              <text:p text:style-name="P2"><text:span text:style-name="T1">isses:</text:span></text:p>
              <text:p text:style-name="P2"><text:span text:style-name="T2">Total minus expenses</text:span></text:p>
              <text:p text:style-name="P2"><text:span text:style-name="T2"/></text:p>
            </office:annotation>
            <text:p>2600</text:p>
          </table:table-cell>
          <table:table-cell table:formula="of:=[.C10]-[.C12]" office:value-type="float" office:value="3500">
            <text:p>3500</text:p>
          </table:table-cell>
          <table:table-cell table:formula="of:=[.D10]-[.D12]" office:value-type="float" office:value="3700">
            <text:p>3700</text:p>
          </table:table-cell>
          <table:table-cell table:formula="of:=[.E10]-[.E12]" office:value-type="float" office:value="3950">
            <text:p>3950</text:p>
          </table:table-cell>
          <table:table-cell table:formula="of:=[.F10]-[.F12]" office:value-type="float" office:value="3950">
            <text:p>3950</text:p>
          </table:table-cell>
          <table:table-cell table:formula="of:=[.G10]-[.G12]" office:value-type="float" office:value="4050">
            <text:p>4050</text:p>
          </table:table-cell>
          <table:table-cell table:formula="of:=[.H10]-[.H12]" office:value-type="float" office:value="4050">
            <text:p>4050</text:p>
          </table:table-cell>
          <table:table-cell table:formula="of:=[.I10]-[.I12]" office:value-type="float" office:value="4050">
            <text:p>4050</text:p>
          </table:table-cell>
          <table:table-cell table:formula="of:=[.J10]-[.J12]" office:value-type="float" office:value="3800">
            <text:p>3800</text:p>
          </table:table-cell>
          <table:table-cell table:formula="of:=SUM([.B14:.J14])" office:value-type="float" office:value="33650">
            <text:p>33650</text:p>
          </table:table-cell>
          <table:table-cell table:number-columns-repeated="245"/>
        </table:table-row>
        <table:table-row table:style-name="ro2" table:number-rows-repeated="104856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36 days ago BRK" svg:font-family="'36 days ago BRK'"/>
    <style:font-face style:name="Times New Roman" svg:font-family="'Times New Roman'" style:font-family-generic="roman"/>
    <style:font-face style:name="Agency FB" svg:font-family="'Agency FB'" style:font-family-generic="swiss"/>
    <style:font-face style:name="Arial1" svg:font-family="Arial" style:font-family-generic="swiss"/>
    <style:font-face style:name="MS Sans Serif" svg:font-family="'MS Sans Serif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P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text>£</number:text>
      <number:number number: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integer-digits="1" number:grouping="true"/>
      <style:map style:condition="value()&gt;=0" style:apply-style-name="N114P0"/>
    </number:number-style>
    <number:number-style style:name="N115">
      <number:text>£</number:text>
      <number:number number:decimal-places="2" number:min-integer-digits="1" number:grouping="true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6P0" style:volatile="true">
      <number:month number:style="long"/>
      <number:text>-</number:text>
      <number:day number:style="long"/>
      <number:text>-</number:text>
      <number:year/>
    </number:date-style>
    <number:text-style style:name="N116">
      <number:text-content/>
      <style:map style:condition="value()&gt;=0" style:apply-style-name="N116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5f_FUNCTION" style:display-name="Currency_FUNCTION" style:family="table-cell" style:parent-style-name="Default" style:data-style-name="N114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junk" style:family="table-cell" style:parent-style-name="Default" style:data-style-name="N115">
      <style:table-cell-properties style:glyph-orientation-vertical="0" fo:border-bottom="0.035cm solid #000000" fo:background-color="#ffdf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Normal_5f_DEMOINV" style:display-name="Normal_DEMOINV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ormal_5f_FUNCTION" style:display-name="Normal_FUNCT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rmal_5f_sales" style:display-name="Normal_sal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Normal_5f_Travelfinal" style:display-name="Normal_Travel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3-05-2018</text:date>, <text:time>14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ms" style:display-name="PageStyle_room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ining</meta:initial-creator>
    <meta:creation-date>1996-11-15T20:15:26</meta:creation-date>
    <dc:date>2018-03-05T14:53:44</dc:date>
    <meta:print-date>2011-10-27T23:01:27</meta:print-date>
    <meta:editing-cycles>4</meta:editing-cycles>
    <meta:editing-duration>PT2H36M46S</meta:editing-duration>
    <meta:document-statistic meta:table-count="1" meta:cell-count="88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bitmap" draw:fill-image-name="Excel_20_bitmap_20_1"/>
    </style:style>
    <style:style style:name="ch2" style:family="chart">
      <style:chart-properties style:rotation-angle="90"/>
      <style:text-properties fo:color="#ffff00" fo:font-size="13pt" fo:font-weight="bold" style:font-size-asian="13pt" style:font-weight-asian="bold" style:font-family-complex="Arial" style:font-size-complex="13pt" style:font-weight-complex="bold"/>
    </style:style>
    <style:style style:name="ch3" style:family="chart">
      <style:graphic-properties svg:stroke-color="#e6ff00" draw:fill="none" draw:fill-color="#000000"/>
      <style:text-properties fo:color="#ffff00" fo:font-size="10pt" style:font-size-asian="10pt" style:font-family-complex="Arial" style:font-size-complex="10pt"/>
    </style:style>
    <style:style style:name="ch4" style:family="chart">
      <style:chart-properties chart:three-dimension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45"/>
      <style:graphic-properties svg:stroke-color="#e6ff00"/>
      <style:text-properties fo:color="#ffff00" fo:font-size="12pt" style:font-size-asian="12pt" style:font-family-complex="Arial" style:font-size-complex="12pt"/>
    </style:style>
    <style:style style:name="ch6" style:family="chart">
      <style:chart-properties style:rotation-angle="0"/>
      <style:text-properties fo:color="#ffff00" fo:font-size="13pt" fo:font-weight="bold" style:font-size-asian="13pt" style:font-weight-asian="bold" style:font-family-complex="Arial" style:font-size-complex="13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ffff00" fo:font-size="12pt" style:font-size-asian="12pt" style:font-family-complex="Arial" style:font-size-complex="12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dc23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e6f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ae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9999ff"/>
      <style:text-properties fo:font-size="10pt" style:font-size-asian="10pt" style:font-size-complex="10pt"/>
    </style:style>
    <style:style style:name="ch14" style:family="chart">
      <style:graphic-properties draw:stroke="solid" draw:fill="bitmap" draw:fill-color="#d9d9d9" draw:fill-image-name="Excel_20_bitmap_20_2"/>
    </style:style>
    <style:style style:name="ch15" style:family="chart">
      <style:graphic-properties draw:fill-color="#cccccc"/>
    </style:style>
  </office:automatic-styles>
  <office:body>
    <office:chart>
      <chart:chart svg:width="16.916cm" svg:height="12.196cm" xlink:href=".." xlink:type="simple" chart:class="chart:bar" chart:style-name="ch1">
        <chart:title svg:x="1.634cm" svg:y="6.15cm" chart:style-name="ch2">
          <text:p>Amount</text:p>
        </chart:title>
        <chart:legend svg:x="4.05cm" svg:y="11.227cm" style:legend-expansion="custom" chartooo:width="9.983cm" chartooo:height="0.635cm" style:legend-expansion-aspect-ratio="15.7212598425197" chart:style-name="ch3"/>
        <chart:plot-area chart:style-name="ch4" table:cell-range-address="rooms.A1:rooms.B8 rooms.D1:rooms.D8 rooms.F1:rooms.F8 rooms.H1:rooms.H8 rooms.J1:rooms.J8" chart:data-source-has-labels="both" svg:x="2.692cm" svg:y="0.88cm" svg:width="11.671cm" svg:height="9.689cm" dr3d:transform="matrix (0.999972800016336 -0.00737533313452331 -0.0000607342043382752 0.00737537115762558 0.999847710542609 0.0158164352175289 -0.000055926523570631 -0.0158164529480484 0.999874910520494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3.896cm" svg:y="0.938cm" svg:width="10.467cm" svg:height="8.51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8.093cm" svg:y="10.494cm" chart:style-name="ch6">
              <text:p>Months</text:p>
            </chart:title>
            <chart:categories table:cell-range-address="rooms.B1:rooms.B4 rooms.D1:rooms.D4 rooms.F1:rooms.F4 rooms.H1:rooms.H4 rooms.J1:rooms.J4"/>
          </chart:axis>
          <chart:axis chart:dimension="y" chart:name="primary-y" chart:style-name="ch7">
            <chart:title svg:x="6.611cm" svg:y="0.01cm" chart:style-name="ch6">
              <text:p>Income (Function Room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rooms.B6:rooms.B6 rooms.D6:rooms.D6 rooms.F6:rooms.F6 rooms.H6:rooms.H6 rooms.J6:rooms.J6" chart:label-cell-address="rooms.A6:rooms.A6" chart:class="chart:bar">
            <chart:data-point chart:repeated="5"/>
          </chart:series>
          <chart:series chart:style-name="ch11" chart:values-cell-range-address="rooms.B7:rooms.B7 rooms.D7:rooms.D7 rooms.F7:rooms.F7 rooms.H7:rooms.H7 rooms.J7:rooms.J7" chart:label-cell-address="rooms.A7:rooms.A7" chart:class="chart:bar">
            <chart:data-point chart:repeated="5"/>
          </chart:series>
          <chart:series chart:style-name="ch12" chart:values-cell-range-address="rooms.B8:rooms.B8 rooms.D8:rooms.D8 rooms.F8:rooms.F8 rooms.H8:rooms.H8 rooms.J8:rooms.J8" chart:label-cell-address="rooms.A8:rooms.A8" chart:class="chart:bar">
            <chart:data-point chart:repeated="5"/>
          </chart:series>
          <chart:series chart:style-name="ch13" chart:values-cell-range-address="rooms.B5:rooms.B5 rooms.D5:rooms.D5 rooms.F5:rooms.F5 rooms.H5:rooms.H5 rooms.J5:rooms.J5" chart:label-cell-address="rooms.A5:rooms.A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Jan</text:p>
                  </text:list-item>
                </text:list>
                <draw:g>
                  <svg:desc>rooms.B1:rooms.B4 rooms.D1:rooms.D4 rooms.F1:rooms.F4 rooms.H1:rooms.H4 rooms.J1:rooms.J4</svg:desc>
                </draw:g>
              </table:table-cell>
              <table:table-cell office:value-type="string">
                <text:p>Mar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Mar</text:p>
                  </text:list-item>
                </text:list>
              </table:table-cell>
              <table:table-cell office:value-type="string">
                <text:p>May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May</text:p>
                  </text:list-item>
                </text:list>
              </table:table-cell>
              <table:table-cell office:value-type="string">
                <text:p>Jul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Jul</text:p>
                  </text:list-item>
                </text:list>
              </table:table-cell>
              <table:table-cell office:value-type="string">
                <text:p>Sep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Sep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Colston Suite</text:p>
                <draw:g>
                  <svg:desc>rooms.A6:rooms.A6</svg:desc>
                </draw:g>
              </table:table-cell>
              <table:table-cell office:value-type="float" office:value="1500">
                <text:p>1500</text:p>
                <draw:g>
                  <svg:desc>rooms.B6:rooms.B6 rooms.D6:rooms.D6 rooms.F6:rooms.F6 rooms.H6:rooms.H6 rooms.J6:rooms.J6</svg:desc>
                </draw:g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Fry Room</text:p>
                <draw:g>
                  <svg:desc>rooms.A7:rooms.A7</svg:desc>
                </draw:g>
              </table:table-cell>
              <table:table-cell office:value-type="float" office:value="500">
                <text:p>500</text:p>
                <draw:g>
                  <svg:desc>rooms.B7:rooms.B7 rooms.D7:rooms.D7 rooms.F7:rooms.F7 rooms.H7:rooms.H7 rooms.J7:rooms.J7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Canynge Bar</text:p>
                <draw:g>
                  <svg:desc>rooms.A8:rooms.A8</svg:desc>
                </draw:g>
              </table:table-cell>
              <table:table-cell office:value-type="float" office:value="900">
                <text:p>900</text:p>
                <draw:g>
                  <svg:desc>rooms.B8:rooms.B8 rooms.D8:rooms.D8 rooms.F8:rooms.F8 rooms.H8:rooms.H8 rooms.J8:rooms.J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Brunel Room</text:p>
                <draw:g>
                  <svg:desc>rooms.A5:rooms.A5</svg:desc>
                </draw:g>
              </table:table-cell>
              <table:table-cell office:value-type="float" office:value="200">
                <text:p>200</text:p>
                <draw:g>
                  <svg:desc>rooms.B5:rooms.B5 rooms.D5:rooms.D5 rooms.F5:rooms.F5 rooms.H5:rooms.H5 rooms.J5:rooms.J5</svg:desc>
                </draw:g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Excel_20_bitmap_20_1" draw:display-name="Excel bitmap 1" xlink:href="Pictures/100000000000005E0000005E9146F0E7.png" xlink:type="simple" xlink:show="embed" xlink:actuate="onLoad"/>
    <draw:fill-image draw:name="Excel_20_bitmap_20_2" draw:display-name="Excel bitmap 2" xlink:href="Pictures/100000000000005E0000005EABCB7412.png" xlink:type="simple" xlink:show="embed" xlink:actuate="onLoad"/>
  </office:styles>
</office:document-styles>
</file>